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Standard"/>
      <text:p text:style-name="Standard">-evade/sneak past enemies</text:p>
      <text:p text:style-name="Standard">-escape from the puzzle/survive</text:p>
      <text:p text:style-name="Standard">-intence sneaking action</text:p>
      <text:p text:style-name="Standard">-ulkoasu , sneaking action , puzzle ways to kill enemies*</text:p>
      <text:p text:style-name="Standard"/>
      <text:p text:style-name="P1">why make it ?</text:p>
      <text:p text:style-name="Standard">-kurssi tehtävä / because I am an artist and a genius and all that I create is art, even my crap.</text:p>
      <text:p text:style-name="Standard">-selasin steamiä, näin portal 2 alennuksessa, siitä se ajatus sitten lähti</text:p>
      <text:p text:style-name="Standard">-lyhyitä kenttiä(for mobile market)/minä luon sen(sitoo pointtiin, että olen nero)</text:p>
      <text:p text:style-name="Standard"/>
      <text:p text:style-name="P1">kohderyhmä</text:p>
      <text:p text:style-name="P2">-pulma pelien ystäville, jotka haluavat tappaa aikaa esim in the can tai bussia odotellessa etc</text:p>
      <text:p text:style-name="P2">-ei myisi jos tekisin lautapelien ystäville</text:p>
      <text:p text:style-name="P2"/>
      <text:p text:style-name="P1">Menetelmät/valmistus</text:p>
      <text:p text:style-name="P2">-unity</text:p>
      <text:p text:style-name="P2">-mobile,pc WHY: <text:s text:c="2"/>unityllä helppo portata ja menekki on suurempaa mobiili puolella (casual crowde)</text:p>
      <text:p text:style-name="P2">-1. idea 2. models 3. coding 4.textures using unity,blender,paint maybe, free shit nevertheless</text:p>
      <text:p text:style-name="P2">-kyllä, tarvitsee on/off laitettavat visuaaliset napit kosketus hommaa varten.</text:p>
      <text:p text:style-name="P2">-me,do ,everything<text:tab/><text:tab/>duh</text:p>
      <text:p text:style-name="P2">-not much, modelling, valitun koodi kielen tietoa,kyky googlettaa apua</text:p>
      <text:p text:style-name="P2"/>
      <text:p text:style-name="P1">Avainidea</text:p>
      <text:p text:style-name="P2">-ei ota itseään liian vakavasti</text:p>
      <text:p text:style-name="P2">-eri tavat läpäistä kentät,sneaking</text:p>
      <text:p text:style-name="P2">-not full on shovelwear, but not on level of portal either</text:p>
      <text:p text:style-name="P2">-muuttaa jo keksittyjä ideoita ja luo oman identiteettinsä</text:p>
      <text:p text:style-name="P4"/>
      <text:p text:style-name="P2">puzzle ways to kill enemies/or pacify = after level 4</text:p>
      <text:p text:style-name="P2">=</text:p>
      <text:p text:style-name="P2">-electify,</text:p>
      <text:p text:style-name="P2">-drop vodka to their path (they will stop there)</text:p>
      <text:p text:style-name="P2">-radio päälle (liikuttuu ja alkaa saluuttaamaan ja jää paikalleen)</text:p>
      <text:p text:style-name="P2"/>
      <text:p text:style-name="P4"/>
      <text:p text:style-name="P2">levels 1-4<text:tab/>done</text:p>
      <text:p text:style-name="P2">levels4+ <text:s text:c="2"/><text:tab/></text:p>
      <text:p text:style-name="P2">camerat<text:tab/>done</text:p>
      <text:p text:style-name="P2">enemy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3S</meta:editing-duration>
    <meta:editing-cycles>10</meta:editing-cycles>
    <meta:generator>OpenOffice/4.1.0$Win32 OpenOffice.org_project/410m18$Build-9764</meta:generator>
    <dc:date>2016-01-05T09:54:27.17</dc:date>
    <dc:creator>pc software</dc:creator>
    <meta:document-statistic meta:table-count="0" meta:image-count="0" meta:object-count="0" meta:page-count="1" meta:paragraph-count="33" meta:word-count="204" meta:character-count="1361"/>
    <meta:user-defined meta:name="Info 1"/>
    <meta:user-defined meta:name="Info 2"/>
    <meta:user-defined meta:name="Info 3"/>
    <meta:user-defined meta:name="Info 4"/>
  </office:meta>
</office:document-meta>
</file>